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wMapperImpl.mapRow( ResultSet rs , int row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qlTypeValueStoredProcedure.executeTest( final int [ ] in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estParameterMapper.createMap( Connection c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ddInvoice.AddInvoice( DataSource 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oredProcedureTests.testNumericWithS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oredProcedureWithResultSetMapped.StoredProcedureWithResultSetMapped( JdbcTemplate j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issingParameterStoredProcedure.MissingParameterStoredProcedure( DataSource 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oredProcedureTests.testUnnamed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oredProcedureWithResultSet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dProcedureWithResultSet.get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dProcedureConfiguredViaJdbcTemplate.execute( int int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oredProcedureTests.testStoredProcedureConfiguredViaJdbcTemplateWithCustomExceptionTrans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toredProcedureWithResultSetMapped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ullArg.execute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oredProcedureTests.testAddInvoice( final int amount , final int cus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oredProcedureTests.testAddInvoi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oredProcedureWithResultSet.StoredProcedureWithResultSet( DataSource 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namedParameterStoredProcedure.UnnamedParameterStoredProcedure( DataSource 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ddInvoiceUsingObjectArray.execute( int amount , int cus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redProcedureTests.testStoredProcedureSkippingUndeclared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toredProcedureTests.testStoredProcedureConfiguredViaJdbc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oredProcedureTests.testStoredProcedureExceptionTransl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oredProcedureConfiguredViaJdbcTemplate.StoredProcedureConfiguredViaJdbcTemplate( JdbcTemplat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ullArg.NullArg( DataSource 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issingParameterStoredProcedure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dProcedureTests.testAddInvoicesWithin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oredProcedureWithResultSetMapped.StoredProcedureWithResultSetMapped( DataSource 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oredProcedureTests.testAddInvoiceUsingObjectArray( final int amount , final int cus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ParameterMapper.TestParameter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oredProcedureTests.testParameter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oredProcedureTests.testMissingPara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oredProcedureTests.testNoSuchStoredProced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oredProcedureExceptionTranslator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JdbcTemplate.call( CallableStatementCreator csc , List &lt; SqlParameter &gt; declared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qlTypeValueStoredProcedure.SqlTypeValueStoredProcedure( DataSource 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ddInvoiceUsingObjectArray.AddInvoiceUsingObjectArray( DataSource 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oredProcedure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oSuchStoredProcedure.NoSuchStoredProcedure( DataSource 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umericWithScaleStoredProcedure.execute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DataException.CustomDataExceptio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dProcedureTests.testNullAr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toredProcedureTests.testStoredProcedureWithResultSetMap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ddInvoice.execute( int amount , int cus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oredProcedureTests.testAddInvoicesUsingObjec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NoSuchStoredProcedure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dProcedureTests.testStoredProcedureSkippingResults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ameterMapperStoredProcedure.execute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dProcedureExceptionTranslator.StoredProcedureExceptionTranslator( DataSource 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toredProcedureTests.testStoredProcedureWithResul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oredProcedureTests.verifyClo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umericWithScaleStoredProcedure.NumericWithScaleStoredProcedure( DataSource 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rameterMapperStoredProcedure.ParameterMapperStoredProcedure( DataSource 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oredProcedureTests.testStoredProcedureWithUndeclaredRes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qlTypeValueStoredProcedure.createTypeValue( Connection con , int type , String ty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redProcedureTests.testSqlTyp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ustomDataException.CustomDataException( String s ,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